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978000001E4177D1E00.png" manifest:media-type="image/png"/>
  <manifest:file-entry manifest:full-path="Pictures/1000000000000978000001E46F7B676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svg:stroke-color="#333333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family="'Courier New'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color="#000000" fo:font-size="14pt" style:font-size-asian="14pt" style:font-size-complex="14pt"/>
    </style:style>
    <style:style style:name="P4" style:family="paragraph">
      <style:text-properties fo:color="#000000" fo:font-family="'Courier New'" style:font-family-generic="swiss" style:font-pitch="variable" fo:font-size="14pt" style:font-size-asian="14pt" style:font-size-complex="14pt"/>
    </style:style>
    <style:style style:name="T1" style:family="text">
      <style:text-properties fo:font-family="'Courier New'" style:font-family-generic="swiss" style:font-pitch="variable" fo:font-size="12pt" style:font-size-asian="12pt" style:font-size-complex="12pt"/>
    </style:style>
    <style:style style:name="T2" style:family="text">
      <style:text-properties fo:color="#000000" fo:font-family="'Courier New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family="'Courier New'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296cm" svg:height="0.729cm" svg:x="12.704cm" svg:y="12.81cm">
          <draw:text-box>
            <text:p><text:span text:style-name="T1">feature ids</text:span></text:p>
          </draw:text-box>
        </draw:frame>
        <draw:custom-shape draw:style-name="gr2" draw:text-style-name="P2" draw:layer="layout" svg:width="0.762cm" svg:height="11.795cm" draw:transform="rotate (1.5707963267949) translate (1.667cm 11.34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33.81945065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4" draw:layer="layout" svg:width="1.433cm" svg:height="0.81cm" svg:x="6.807cm" svg:y="11.578cm">
          <draw:text-box>
            <text:p text:style-name="P3"><text:span text:style-name="T2">z</text:span><text:span text:style-name="T3">ssd</text:span></text:p>
          </draw:text-box>
        </draw:frame>
        <draw:custom-shape draw:style-name="gr2" draw:text-style-name="P2" draw:layer="layout" svg:width="0.779cm" svg:height="11.638cm" draw:transform="rotate (1.5707963267949) translate (15.54cm 11.394cm)">
          <text:p/>
          <draw:enhanced-geometry svg:viewBox="0 0 21600 21600" draw:glue-points="21600 0 0 10800 21600 21600" draw:text-areas="13800 ?f9 21600 ?f10" draw:type="left-brace" draw:modifiers="1800 10833.81945065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0.779cm" svg:height="2.078cm" draw:transform="rotate (1.5707963267949) translate (13.462cm 11.414cm)">
          <text:p/>
          <draw:enhanced-geometry svg:viewBox="0 0 21600 21600" draw:glue-points="21600 0 0 10800 21600 21600" draw:text-areas="13800 ?f9 21600 ?f10" draw:type="left-brace" draw:modifiers="1800 10833.81945065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27.99cm" svg:height="5.581cm" svg:x="0.022cm" svg:y="0.054cm">
          <draw:image xlink:href="Pictures/1000000000000978000001E4177D1E00.png" xlink:type="simple" xlink:show="embed" xlink:actuate="onLoad">
            <text:p/>
          </draw:image>
        </draw:frame>
        <draw:frame draw:style-name="gr3" draw:text-style-name="P2" draw:layer="layout" svg:width="27.99cm" svg:height="5.581cm" svg:x="0.004cm" svg:y="5.041cm">
          <draw:image xlink:href="Pictures/1000000000000978000001E46F7B676C.png" xlink:type="simple" xlink:show="embed" xlink:actuate="onLoad">
            <text:p/>
          </draw:image>
        </draw:frame>
        <draw:frame draw:style-name="gr1" draw:text-style-name="P4" draw:layer="layout" svg:width="1.433cm" svg:height="0.81cm" svg:x="13.908cm" svg:y="11.578cm">
          <draw:text-box>
            <text:p text:style-name="P3"><text:span text:style-name="T2">z</text:span><text:span text:style-name="T3">con</text:span></text:p>
          </draw:text-box>
        </draw:frame>
        <draw:frame draw:style-name="gr1" draw:text-style-name="P4" draw:layer="layout" svg:width="1.433cm" svg:height="0.81cm" svg:x="20.609cm" svg:y="11.578cm">
          <draw:text-box>
            <text:p text:style-name="P3"><text:span text:style-name="T2">z</text:span><text:span text:style-name="T3">sh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25cm" svg:stroke-color="#000000" draw:marker-start-width="0.229cm" draw:marker-end-width="0.229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7cm" fo:text-indent="0cm"/>
      <style:text-properties style:use-window-font-color="true" style:text-outline="false" style:text-line-through-style="none" fo:font-family="Arial" style:font-family-generic="roman" style:font-pitch="variable" fo:font-size="20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54cm" fo:text-indent="0cm"/>
      <style:text-properties fo:font-size="1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9cm" fo:text-indent="0cm"/>
      <style:text-properties fo:font-size="15.300000190734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6cm" fo:text-indent="0cm"/>
      <style:text-properties fo:font-size="12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2cm" fo:text-indent="0cm"/>
      <style:text-properties fo:font-size="12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2cm" fo:text-indent="0cm"/>
      <style:text-properties fo:font-size="12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2cm" fo:text-indent="0cm"/>
      <style:text-properties fo:font-size="12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2cm" fo:text-indent="0cm"/>
      <style:text-properties fo:font-size="12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2cm" fo:text-indent="0cm"/>
      <style:text-properties fo:font-size="12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3.3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444cm" svg:x="1cm" svg:y="3.698cm"/>
      <draw:page-thumbnail draw:layer="backgroundobjects" svg:width="9.294cm" svg:height="4.444cm" svg:x="1cm" svg:y="11.746cm"/>
      <draw:page-thumbnail draw:layer="backgroundobjects" svg:width="9.294cm" svg:height="4.444cm" svg:x="1cm" svg:y="19.794cm"/>
      <draw:page-thumbnail draw:layer="backgroundobjects" svg:width="9.294cm" svg:height="4.444cm" svg:x="11.295cm" svg:y="3.698cm"/>
      <draw:page-thumbnail draw:layer="backgroundobjects" svg:width="9.294cm" svg:height="4.444cm" svg:x="11.295cm" svg:y="11.746cm"/>
      <draw:page-thumbnail draw:layer="backgroundobjects" svg:width="9.294cm" svg:height="4.444cm" svg:x="11.295cm" svg:y="19.794cm"/>
    </style:handout-master>
    <style:master-page style:name="Default" style:page-layout-name="PM1" draw:style-name="Mdp1">
      <draw:frame presentation:style-name="Default-title" draw:layer="backgroundobjects" svg:width="25.191cm" svg:height="2.235cm" svg:x="1.399cm" svg:y="0.532cm" presentation:class="title" presentation:placeholder="true">
        <draw:text-box/>
      </draw:frame>
      <draw:frame presentation:style-name="Default-outline1" draw:layer="backgroundobjects" svg:width="24.631cm" svg:height="7.763cm" svg:x="1.399cm" svg:y="3.131cm" presentation:class="outline" presentation:placeholder="true">
        <draw:text-box/>
      </draw:frame>
      <draw:frame presentation:style-name="Mpr1" draw:text-style-name="MP1" draw:layer="backgroundobjects" svg:width="6.521cm" svg:height="0.923cm" svg:x="1.399cm" svg:y="12.1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923cm" svg:x="9.572cm" svg:y="12.19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923cm" svg:x="20.069cm" svg:y="12.19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a </meta:initial-creator>
    <meta:creation-date>2013-09-13T21:19:07</meta:creation-date>
    <dc:date>2013-09-15T21:07:48</dc:date>
    <dc:creator>Jia </dc:creator>
    <meta:editing-duration>P1DT14H12M22S</meta:editing-duration>
    <meta:editing-cycles>14</meta:editing-cycles>
    <meta:generator>LibreOffice/3.5$Linux_X86_64 LibreOffice_project/350m1$Build-2</meta:generator>
    <meta:document-statistic meta:object-count="32"/>
  </office:meta>
</office:document-meta>
</file>